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hack" svg:font-family="hack, 'Droid Sans Mono', monospace, monospace"/>
    <style:font-face style:name="system-ui" svg:font-family="system-ui, Ubuntu, 'Droid Sans', sans-serif"/>
  </office:font-face-decls>
  <office:automatic-styles>
    <style:style style:name="P1" style:family="paragraph" style:parent-style-name="Heading_20_3">
      <style:text-properties fo:font-variant="normal" fo:text-transform="none" fo:color="#616161" loext:opacity="100%" style:font-name="system-ui" fo:letter-spacing="normal" fo:font-style="normal" fo:font-weight="normal"/>
    </style:style>
    <style:style style:name="P2" style:family="paragraph" style:parent-style-name="Heading_20_4">
      <style:paragraph-properties fo:margin-left="0cm" fo:margin-right="0cm" fo:orphans="2" fo:widows="2" fo:text-indent="0cm" style:auto-text-indent="false"/>
      <style:text-properties fo:font-variant="normal" fo:text-transform="none" fo:color="#616161" loext:opacity="100%" style:font-name="system-ui" fo:font-size="9.75pt" fo:letter-spacing="normal" fo:font-style="normal" fo:font-weight="bold" style:font-weight-asian="bold" style:font-weight-complex="bold"/>
    </style:style>
    <style:style style:name="P3" style:family="paragraph" style:parent-style-name="Heading_20_4">
      <style:paragraph-properties fo:margin-left="0cm" fo:margin-right="0cm" fo:orphans="2" fo:widows="2" fo:text-indent="0cm" style:auto-text-indent="false"/>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616161" loext:opacity="100%" fo:font-size="9.75pt" fo:letter-spacing="normal" fo:font-style="normal" fo:font-weight="normal"/>
    </style:style>
    <style:style style:name="P5"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616161" loext:opacity="100%" fo:letter-spacing="normal"/>
    </style:style>
    <style:style style:name="P6" style:family="paragraph" style:parent-style-name="Preformatted_20_Text">
      <style:paragraph-properties fo:margin-left="0cm" fo:margin-right="0cm" fo:orphans="2" fo:widows="2" fo:text-indent="0cm" style:auto-text-indent="false"/>
      <style:text-properties fo:font-variant="normal" fo:text-transform="none" fo:color="#616161" loext:opacity="100%" fo:letter-spacing="normal"/>
    </style:style>
    <style:style style:name="P7" style:family="paragraph" style:parent-style-name="Preformatted_20_Text">
      <style:paragraph-properties fo:margin-left="0cm" fo:margin-right="0cm" fo:orphans="2" fo:widows="2" fo:text-indent="0cm" style:auto-text-indent="false"/>
    </style:style>
    <style:style style:name="P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9" style:family="paragraph" style:parent-style-name="Preformatted_20_Text">
      <style:paragraph-properties fo:orphans="2" fo:widows="2" fo:text-indent="0cm" style:auto-text-indent="false"/>
    </style:style>
    <style:style style:name="P10" style:family="paragraph" style:parent-style-name="Preformatted_20_Text">
      <style:paragraph-properties fo:margin-top="0cm" fo:margin-bottom="0.499cm" style:contextual-spacing="false" fo:orphans="2" fo:widows="2" fo:text-indent="0cm" style:auto-text-indent="false"/>
    </style:style>
    <style:style style:name="P11" style:family="paragraph" style:parent-style-name="Preformatted_20_Text">
      <style:paragraph-properties fo:orphans="2" fo:widows="2" fo:text-indent="0cm" style:auto-text-indent="false"/>
      <style:text-properties fo:font-size="8pt" style:font-size-asian="8pt" style:font-size-complex="8pt"/>
    </style:style>
    <style:style style:name="P12" style:family="paragraph" style:parent-style-name="Text_20_body">
      <style:paragraph-properties fo:margin-left="0cm" fo:margin-right="0cm" fo:margin-top="0cm" fo:margin-bottom="0cm" style:contextual-spacing="false" fo:orphans="2" fo:widows="2" fo:text-indent="0cm" style:auto-text-indent="false"/>
    </style:style>
    <style:style style:name="P13"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14" style:family="paragraph" style:parent-style-name="Text_20_body" style:list-style-name="L1">
      <style:paragraph-properties fo:margin-left="0cm" fo:margin-right="0cm" fo:orphans="2" fo:widows="2" fo:text-indent="0cm" style:auto-text-indent="false"/>
    </style:style>
    <style:style style:name="P1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2">
      <style:paragraph-properties fo:margin-left="0cm" fo:margin-right="0cm"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616161" loext:opacity="100%" style:font-name="system-ui" fo:font-size="9.75pt" fo:letter-spacing="normal" fo:font-style="normal" fo:font-weight="normal"/>
    </style:style>
    <style:style style:name="T1" style:family="text">
      <style:text-properties fo:font-size="9.75pt" fo:font-style="normal" fo:font-weight="normal"/>
    </style:style>
    <style:style style:name="T2" style:family="text">
      <style:text-properties fo:font-variant="normal" fo:text-transform="none" fo:color="#616161" loext:opacity="100%" style:font-name="system-ui" fo:font-size="9.75pt" fo:letter-spacing="normal" fo:font-style="normal"/>
    </style:style>
    <style:style style:name="T3" style:family="text">
      <style:text-properties fo:font-variant="normal" fo:text-transform="none" fo:color="#616161" loext:opacity="100%" style:font-name="system-ui" fo:font-size="9.75pt" fo:letter-spacing="normal" fo:font-style="normal" fo:font-weight="normal"/>
    </style:style>
    <style:style style:name="T4" style:family="text">
      <style:text-properties fo:font-variant="normal" fo:text-transform="none" fo:color="#616161" loext:opacity="100%" style:font-name="system-ui" fo:font-size="9.75pt" fo:letter-spacing="normal" fo:font-style="normal" fo:font-weight="bold" style:font-weight-asian="bold" style:font-weight-complex="bold"/>
    </style:style>
    <style:style style:name="T5" style:family="text">
      <style:text-properties fo:font-variant="normal" fo:text-transform="none" fo:color="#616161" loext:opacity="100%" style:font-name="hack" fo:font-size="10.5pt" fo:letter-spacing="normal" fo:font-style="normal" fo:font-weight="normal" fo:background-color="transparent" loext:char-shading-value="0" loext:padding="0cm" loext:border="none"/>
    </style:style>
    <style:style style:name="T6" style:family="text">
      <style:text-properties fo:font-variant="normal" fo:text-transform="none" fo:color="#616161" loext:opacity="100%" style:font-name="hack" fo:letter-spacing="normal" fo:font-style="normal" fo:font-weight="normal" fo:background-color="transparent" loext:char-shading-value="0" loext:padding="0cm" loext:border="none"/>
    </style:style>
    <style:style style:name="T7" style:family="text">
      <style:text-properties fo:font-variant="normal" fo:text-transform="none" fo:color="#616161" loext:opacity="100%" style:font-name="hack" fo:font-size="10pt" fo:letter-spacing="normal" fo:font-style="normal" fo:font-weight="normal" fo:background-color="transparent" loext:char-shading-value="0" style:font-size-asian="10pt" style:font-size-complex="10pt" loext:padding="0cm" loext:border="none"/>
    </style:style>
    <style:style style:name="T8" style:family="text">
      <style:text-properties fo:font-variant="normal" fo:text-transform="none" fo:color="#616161" loext:opacity="100%" style:font-name="hack" fo:font-size="8pt" fo:letter-spacing="normal" fo:font-style="normal" fo:font-weight="normal" fo:background-color="transparent" loext:char-shading-value="0" style:font-size-asian="8pt" style:font-size-complex="8pt" loext:padding="0cm" loext:border="none"/>
    </style:style>
    <style:style style:name="T9" style:family="text">
      <style:text-properties fo:font-variant="normal" fo:text-transform="none" fo:color="#616161" loext:opacity="100%" fo:letter-spacing="normal" fo:background-color="transparent" loext:char-shading-value="0" loext:padding="0cm" loext:border="none"/>
    </style:style>
    <style:style style:name="T10" style:family="text">
      <style:text-properties fo:font-variant="normal" fo:text-transform="none" fo:color="#616161" loext:opacity="100%" fo:font-size="10pt" fo:letter-spacing="normal" fo:background-color="transparent" loext:char-shading-value="0" style:font-size-asian="10pt" style:font-size-complex="10pt" loext:padding="0cm" loext:border="none"/>
    </style:style>
    <style:style style:name="T11" style:family="text">
      <style:text-properties fo:font-variant="normal" fo:text-transform="none" fo:color="#616161" loext:opacity="100%" fo:font-size="8pt" fo:letter-spacing="normal" fo:background-color="transparent" loext:char-shading-value="0" style:font-size-asian="8pt" style:font-size-complex="8pt" loext:padding="0cm" loext:border="none"/>
    </style:style>
    <style:style style:name="T12" style:family="text">
      <style:text-properties fo:font-variant="normal" fo:text-transform="none" fo:color="#a31515" loext:opacity="100%" style:font-name="system-ui" fo:font-size="10.5pt" fo:letter-spacing="normal" fo:font-style="normal" fo:font-weight="normal" fo:background-color="#000000" loext:char-shading-value="0" loext:padding="0cm" loext:border="none"/>
    </style:style>
    <style:style style:name="T13" style:family="text">
      <style:text-properties fo:font-variant="normal" fo:text-transform="none" fo:color="#a31515" loext:opacity="100%" style:font-name="system-ui" fo:font-size="10.5pt" fo:letter-spacing="normal" fo:font-style="normal" fo:background-color="#000000" loext:char-shading-value="0" loext:padding="0cm" loext:border="none"/>
    </style:style>
    <style:style style:name="T14" style:family="text">
      <style:text-properties fo:font-variant="normal" fo:text-transform="none" fo:color="#a31515" loext:opacity="100%" style:font-name="system-ui" fo:font-size="10.5pt" fo:letter-spacing="normal" fo:font-style="normal" fo:font-weight="bold" fo:background-color="#000000" loext:char-shading-value="0" style:font-weight-asian="bold" style:font-weight-complex="bold" loext:padding="0cm" loext:border="none"/>
    </style:style>
    <style:style style:name="T15" style:family="text">
      <style:text-properties fo:font-variant="normal" fo:text-transform="none" fo:color="#a31515" loext:opacity="100%" style:font-name="hack" fo:font-size="10.5pt" fo:letter-spacing="normal" fo:font-style="normal" fo:font-weight="normal" fo:background-color="transparent" loext:char-shading-value="0" loext:padding="0cm" loext:border="none"/>
    </style:style>
    <style:style style:name="T16" style:family="text">
      <style:text-properties fo:font-variant="normal" fo:text-transform="none" fo:color="#a31515" loext:opacity="100%" style:font-name="hack" fo:letter-spacing="normal" fo:font-style="normal" fo:font-weight="normal" fo:background-color="transparent" loext:char-shading-value="0" loext:padding="0cm" loext:border="none"/>
    </style:style>
    <style:style style:name="T17" style:family="text">
      <style:text-properties fo:font-variant="normal" fo:text-transform="none" fo:color="#a31515" loext:opacity="100%" style:font-name="hack" fo:font-size="10pt" fo:letter-spacing="normal" fo:font-style="normal" fo:font-weight="normal" fo:background-color="transparent" loext:char-shading-value="0" style:font-size-asian="10pt" style:font-size-complex="10pt" loext:padding="0cm" loext:border="none"/>
    </style:style>
    <style:style style:name="T18" style:family="text">
      <style:text-properties fo:font-variant="normal" fo:text-transform="none" fo:color="#a31515" loext:opacity="100%" style:font-name="hack" fo:font-size="8pt" fo:letter-spacing="normal" fo:font-style="normal" fo:font-weight="normal" fo:background-color="transparent" loext:char-shading-value="0" style:font-size-asian="8pt" style:font-size-complex="8pt" loext:padding="0cm" loext:border="none"/>
    </style:style>
    <style:style style:name="T19" style:family="text">
      <style:text-properties fo:font-variant="normal" fo:text-transform="none" fo:color="#006ab1" loext:opacity="100%" style:text-line-through-style="none" style:text-line-through-type="none" style:font-name="system-ui" fo:font-size="10.5pt" fo:letter-spacing="normal" fo:font-style="normal" style:text-underline-style="none" fo:font-weight="normal" style:text-blinking="false" fo:background-color="#000000" loext:char-shading-value="0" loext:padding="0cm" loext:border="none"/>
    </style:style>
    <style:style style:name="T20" style:family="text">
      <style:text-properties fo:font-variant="normal" fo:text-transform="none" fo:color="#006ab1" loext:opacity="100%" style:text-line-through-style="none" style:text-line-through-type="none" style:font-name="system-ui" fo:font-size="10.5pt" fo:letter-spacing="normal" fo:font-style="normal" style:text-underline-style="none" style:text-blinking="false" fo:background-color="#000000" loext:char-shading-value="0" loext:padding="0cm" loext:border="none"/>
    </style:style>
    <style:style style:name="T21" style:family="text">
      <style:text-properties fo:font-variant="normal" fo:text-transform="none" fo:color="#006ab1" loext:opacity="100%" style:text-line-through-style="none" style:text-line-through-type="none" style:font-name="system-ui" fo:font-size="10.5pt" fo:letter-spacing="normal" fo:font-style="normal" style:text-underline-style="none" fo:font-weight="bold" style:text-blinking="false" fo:background-color="#000000" loext:char-shading-value="0" style:font-weight-asian="bold" style:font-weight-complex="bold" loext:padding="0cm" loext:border="none"/>
    </style:style>
    <style:style style:name="T22" style:family="text">
      <style:text-properties fo:font-variant="normal" fo:text-transform="none" fo:color="#0000ff" loext:opacity="100%" style:font-name="hack" fo:font-size="10.5pt" fo:letter-spacing="normal" fo:font-style="normal" fo:font-weight="normal" fo:background-color="transparent" loext:char-shading-value="0" loext:padding="0cm" loext:border="none"/>
    </style:style>
    <style:style style:name="T23" style:family="text">
      <style:text-properties fo:font-variant="normal" fo:text-transform="none" fo:color="#0000ff" loext:opacity="100%" style:font-name="hack" fo:letter-spacing="normal" fo:font-style="normal" fo:font-weight="normal" fo:background-color="transparent" loext:char-shading-value="0" loext:padding="0cm" loext:border="none"/>
    </style:style>
    <style:style style:name="T24" style:family="text">
      <style:text-properties fo:font-variant="normal" fo:text-transform="none" fo:color="#0000ff" loext:opacity="100%" style:font-name="hack" fo:font-size="10pt" fo:letter-spacing="normal" fo:font-style="normal" fo:font-weight="normal" fo:background-color="transparent" loext:char-shading-value="0" style:font-size-asian="10pt" style:font-size-complex="10pt" loext:padding="0cm" loext:border="none"/>
    </style:style>
    <style:style style:name="T25" style:family="text">
      <style:text-properties fo:font-variant="normal" fo:text-transform="none" fo:color="#0000ff" loext:opacity="100%" style:font-name="hack" fo:font-size="8pt" fo:letter-spacing="normal" fo:font-style="normal" fo:font-weight="normal" fo:background-color="transparent" loext:char-shading-value="0" style:font-size-asian="8pt" style:font-size-complex="8pt" loext:padding="0cm" loext:border="none"/>
    </style:style>
    <style:style style:name="T26" style:family="text">
      <style:text-properties fo:font-variant="normal" fo:text-transform="none" fo:color="#008000" loext:opacity="100%" style:font-name="hack" fo:font-size="10.5pt" fo:letter-spacing="normal" fo:font-style="normal" fo:font-weight="normal" fo:background-color="transparent" loext:char-shading-value="0" loext:padding="0cm" loext:border="none"/>
    </style:style>
    <style:style style:name="T27" style:family="text">
      <style:text-properties fo:font-variant="normal" fo:text-transform="none" fo:color="#008000" loext:opacity="100%" style:font-name="hack" fo:letter-spacing="normal" fo:font-style="normal" fo:font-weight="normal" fo:background-color="transparent" loext:char-shading-value="0" loext:padding="0cm" loext:border="none"/>
    </style:style>
    <style:style style:name="T28" style:family="text">
      <style:text-properties fo:font-variant="normal" fo:text-transform="none" fo:color="#008000" loext:opacity="100%" style:font-name="hack" fo:font-size="10pt" fo:letter-spacing="normal" fo:font-style="normal" fo:font-weight="normal" fo:background-color="transparent" loext:char-shading-value="0" style:font-size-asian="10pt" style:font-size-complex="10pt" loext:padding="0cm" loext:border="none"/>
    </style:style>
    <style:style style:name="T29" style:family="text">
      <style:text-properties fo:font-variant="normal" fo:text-transform="none" fo:color="#008000" loext:opacity="100%" style:font-name="hack" fo:font-size="8pt" fo:letter-spacing="normal" fo:font-style="normal" fo:font-weight="normal" fo:background-color="transparent" loext:char-shading-value="0" style:font-size-asian="8pt" style:font-size-complex="8pt" loext:padding="0cm" loext: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chnical Documentation: Fullscreen Implementation in Image-In</text:h>
      <text:p text:style-name="P12"><text:span text:style-name="T3">This document outlines the technical implementation of the fullscreen feature for the </text:span><text:span text:style-name="Source_20_Text"><text:span text:style-name="T12">Image-In</text:span></text:span><text:span text:style-name="T3"> plugin editor, covering both the standard CPU-based renderer and the more complex OpenGL-accelerated renderer.</text:span></text:p>
      <text:h text:style-name="P2" text:outline-level="4">1. The Core Challenge</text:h>
      <text:p text:style-name="P12"><text:span text:style-name="T3">Implementing a "fullscreen" mode in a JUCE plugin editor presents a unique challenge. A plugin's editor is a </text:span><text:span text:style-name="Source_20_Text"><text:span text:style-name="T12">Component</text:span></text:span><text:span text:style-name="T3"> that lives inside a window provided by the host application (DAW). True fullscreen mode, which takes over the entire screen, requires creating a new, top-level native window. The core of the task is to move the plugin's main content from the host's window into this new fullscreen window and then return it safely when exiting.</text:span></text:p>
      <text:p text:style-name="P12"><text:span text:style-name="T3">This process is further complicated when using </text:span><text:span text:style-name="Source_20_Text"><text:span text:style-name="T12">juce::OpenGLContext</text:span></text:span><text:span text:style-name="T3">, as the context is tightly bound to the native window peer it renders to. Simply reparenting an OpenGL component can lead to context loss and crashes if not handled carefully.</text:span></text:p>
      <text:h text:style-name="P3" text:outline-level="4"><text:span text:style-name="T4">2. The </text:span><text:span text:style-name="Source_20_Text"><text:span text:style-name="T14">FullscreenComponent</text:span></text:span><text:span text:style-name="T4"> Helper Class</text:span></text:h>
      <text:p text:style-name="P12"><text:span text:style-name="T3">To manage the windowing logic, a helper class </text:span><text:span text:style-name="Source_20_Text"><text:span text:style-name="T12">FullscreenComponent</text:span></text:span><text:span text:style-name="T3"> was implemented inside </text:span><text:a xlink:type="simple" xlink:href="code-assist-path:/home/doare/src/Image-In/Source/PluginEditor.cpp" text:style-name="Internet_20_link" text:visited-style-name="Visited_20_Internet_20_Link"><text:span text:style-name="Source_20_Text"><text:span text:style-name="T19">/home/doare/src/Image-In/Source/PluginEditor.cpp</text:span></text:span></text:a><text:span text:style-name="T3">.</text:span></text:p>
      <text:p text:style-name="P17">Its responsibilities are:</text:p>
      <text:list text:style-name="L1">
        <text:list-item>
          <text:p text:style-name="P13"><text:span text:style-name="Strong_20_Emphasis"><text:span text:style-name="T3">To be a temporary, top-level window:</text:span></text:span><text:span text:style-name="T3"> It's a </text:span><text:span text:style-name="Source_20_Text"><text:span text:style-name="T12">juce::Component</text:span></text:span><text:span text:style-name="T3"> that is added directly to the desktop.</text:span></text:p>
        </text:list-item>
        <text:list-item>
          <text:p text:style-name="P13"><text:span text:style-name="Strong_20_Emphasis"><text:span text:style-name="T3">To "host" the main editor content:</text:span></text:span><text:span text:style-name="T3"> When fullscreen mode is activated, the main editor component is temporarily removed from its original parent and placed inside this </text:span><text:span text:style-name="Source_20_Text"><text:span text:style-name="T12">FullscreenComponent</text:span></text:span><text:span text:style-name="T3">.</text:span></text:p>
        </text:list-item>
        <text:list-item>
          <text:p text:style-name="P14"><text:span text:style-name="Strong_20_Emphasis"><text:span text:style-name="T3">To restore the original state:</text:span></text:span><text:span text:style-name="T3"> When the </text:span><text:span text:style-name="Source_20_Text"><text:span text:style-name="T12">FullscreenComponent</text:span></text:span><text:span text:style-name="T3"> is destroyed, it places the editor content back into its original parent component at its original size and position.</text:span></text:p>
        </text:list-item>
      </text:list>
      <text:p text:style-name="P12"><text:span text:style-name="T3">Here is the relevant code from </text:span><text:a xlink:type="simple" xlink:href="code-assist-path:/home/doare/src/Image-In/Source/PluginEditor.cpp" text:style-name="Internet_20_link" text:visited-style-name="Visited_20_Internet_20_Link"><text:span text:style-name="Source_20_Text"><text:span text:style-name="T19">PluginEditor.cpp</text:span></text:span></text:a><text:span text:style-name="T3">:</text:span></text:p>
      <text:p text:style-name="P5"><text:span text:style-name="T1"><text:s/></text:span></text:p>
      <text:p text:style-name="P7"><text:span text:style-name="Source_20_Text"><text:span text:style-name="T25">namespace</text:span></text:span></text:p>
      <text:p text:style-name="P9"><text:span text:style-name="Source_20_Text"><text:span text:style-name="T8">{</text:span></text:span></text:p>
      <text:p text:style-name="P7"><text:span text:style-name="Source_20_Text"><text:span text:style-name="T11"><text:s text:c="4"/></text:span></text:span><text:span text:style-name="Source_20_Text"><text:span text:style-name="T29">/** A helper component to manage displaying the plugin editor in a fullscreen window. */</text:span></text:span></text:p>
      <text:p text:style-name="P7"><text:span text:style-name="Source_20_Text"><text:span text:style-name="T11"><text:s text:c="4"/></text:span></text:span><text:span text:style-name="Source_20_Text"><text:span text:style-name="T25">class</text:span></text:span><text:span text:style-name="Source_20_Text"><text:span text:style-name="T8"> </text:span></text:span><text:span text:style-name="Source_20_Text"><text:span text:style-name="T18">FullscreenComponent</text:span></text:span><text:span text:style-name="Source_20_Text"><text:span text:style-name="T8"> <text:s/>: </text:span></text:span><text:span text:style-name="Source_20_Text"><text:span text:style-name="T25">public</text:span></text:span><text:span text:style-name="Source_20_Text"><text:span text:style-name="T8"> juce::Component</text:span></text:span></text:p>
      <text:p text:style-name="P9"><text:span text:style-name="Source_20_Text"><text:span text:style-name="T11"><text:s text:c="4"/></text:span></text:span><text:span text:style-name="Source_20_Text"><text:span text:style-name="T8">{</text:span></text:span></text:p>
      <text:p text:style-name="P7"><text:span text:style-name="Source_20_Text"><text:span text:style-name="T11"><text:s text:c="4"/></text:span></text:span><text:span text:style-name="Source_20_Text"><text:span text:style-name="T25">public</text:span></text:span><text:span text:style-name="Source_20_Text"><text:span text:style-name="T8">:</text:span></text:span></text:p>
      <text:p text:style-name="P9"><text:span text:style-name="Source_20_Text"><text:span text:style-name="T11"><text:s text:c="8"/></text:span></text:span><text:span text:style-name="Source_20_Text"><text:span text:style-name="T8">FullscreenComponent (juce::Component* content)</text:span></text:span></text:p>
      <text:p text:style-name="P9"><text:span text:style-name="Source_20_Text"><text:span text:style-name="T11"><text:s text:c="12"/></text:span></text:span><text:span text:style-name="Source_20_Text"><text:span text:style-name="T8">: contentToShow (content)</text:span></text:span></text:p>
      <text:p text:style-name="P9"><text:span text:style-name="Source_20_Text"><text:span text:style-name="T11"><text:s text:c="8"/></text:span></text:span><text:span text:style-name="Source_20_Text"><text:span text:style-name="T8">{</text:span></text:span></text:p>
      <text:p text:style-name="P7"><text:span text:style-name="Source_20_Text"><text:span text:style-name="T11"><text:s text:c="12"/></text:span></text:span><text:span text:style-name="Source_20_Text"><text:span text:style-name="T29">// 1. Store the editor's original state</text:span></text:span></text:p>
      <text:p text:style-name="P9"><text:span text:style-name="Source_20_Text"><text:span text:style-name="T11"><text:s text:c="12"/></text:span></text:span><text:span text:style-name="Source_20_Text"><text:span text:style-name="T8">originalParent = content-&gt;getParentComponent();</text:span></text:span></text:p>
      <text:p text:style-name="P9"><text:span text:style-name="Source_20_Text"><text:span text:style-name="T11"><text:s text:c="12"/></text:span></text:span><text:span text:style-name="Source_20_Text"><text:span text:style-name="T8">originalBounds = content-&gt;getBounds();</text:span></text:span></text:p>
      <text:p text:style-name="P11"/>
      <text:p text:style-name="P7"><text:span text:style-name="Source_20_Text"><text:span text:style-name="T11"><text:s text:c="12"/></text:span></text:span><text:span text:style-name="Source_20_Text"><text:span text:style-name="T29">// 2. Add the editor content to this fullscreen host</text:span></text:span></text:p>
      <text:p text:style-name="P9"><text:span text:style-name="Source_20_Text"><text:span text:style-name="T11"><text:s text:c="12"/></text:span></text:span><text:span text:style-name="Source_20_Text"><text:span text:style-name="T8">addAndMakeVisible (content);</text:span></text:span></text:p>
      <text:p text:style-name="P11"/>
      <text:p text:style-name="P7"><text:span text:style-name="Source_20_Text"><text:span text:style-name="T11"><text:s text:c="12"/></text:span></text:span><text:span text:style-name="Source_20_Text"><text:span text:style-name="T29">// 3. Make this component a temporary, top-level window</text:span></text:span></text:p>
      <text:p text:style-name="P7"><text:span text:style-name="Source_20_Text"><text:span text:style-name="T11"><text:s text:c="12"/></text:span></text:span><text:span text:style-name="Source_20_Text"><text:span text:style-name="T8">setOpaque (</text:span></text:span><text:span text:style-name="Source_20_Text"><text:span text:style-name="T18">true</text:span></text:span><text:span text:style-name="Source_20_Text"><text:span text:style-name="T8">);</text:span></text:span></text:p>
      <text:p text:style-name="P9"><text:span text:style-name="Source_20_Text"><text:span text:style-name="T11"><text:s text:c="12"/></text:span></text:span><text:span text:style-name="Source_20_Text"><text:span text:style-name="T8">addToDesktop (juce::ComponentPeer::windowIsTemporary);</text:span></text:span></text:p>
      <text:p text:style-name="P7"><text:span text:style-name="Source_20_Text"><text:span text:style-name="T11"><text:s text:c="12"/></text:span></text:span><text:span text:style-name="Source_20_Text"><text:span text:style-name="T8">setAlwaysOnTop (</text:span></text:span><text:span text:style-name="Source_20_Text"><text:span text:style-name="T18">true</text:span></text:span><text:span text:style-name="Source_20_Text"><text:span text:style-name="T8">);</text:span></text:span></text:p>
      <text:p text:style-name="P9"><text:span text:style-name="Source_20_Text"><text:span text:style-name="T11"><text:s text:c="8"/></text:span></text:span><text:span text:style-name="Source_20_Text"><text:span text:style-name="T8">}</text:span></text:span></text:p>
      <text:p text:style-name="P11"/>
      <text:p text:style-name="P7"><text:span text:style-name="Source_20_Text"><text:span text:style-name="T11"><text:s text:c="8"/></text:span></text:span><text:span text:style-name="Source_20_Text"><text:span text:style-name="T8">~FullscreenComponent() </text:span></text:span><text:span text:style-name="Source_20_Text"><text:span text:style-name="T25">override</text:span></text:span></text:p>
      <text:p text:style-name="P9"><text:span text:style-name="Source_20_Text"><text:span text:style-name="T11"><text:s text:c="8"/></text:span></text:span><text:span text:style-name="Source_20_Text"><text:span text:style-name="T8">{</text:span></text:span></text:p>
      <text:p text:style-name="P7"><text:span text:style-name="Source_20_Text"><text:span text:style-name="T11"><text:s text:c="12"/></text:span></text:span><text:span text:style-name="Source_20_Text"><text:span text:style-name="T29">// 4. On destruction, put the editor back where it was</text:span></text:span></text:p>
      <text:p text:style-name="P7"><text:span text:style-name="Source_20_Text"><text:span text:style-name="T11"><text:s text:c="12"/></text:span></text:span><text:span text:style-name="Source_20_Text"><text:span text:style-name="T25">if</text:span></text:span><text:span text:style-name="Source_20_Text"><text:span text:style-name="T8"> (originalParent != </text:span></text:span><text:span text:style-name="Source_20_Text"><text:span text:style-name="T18">nullptr</text:span></text:span><text:span text:style-name="Source_20_Text"><text:span text:style-name="T8">)</text:span></text:span></text:p>
      <text:p text:style-name="P9"><text:span text:style-name="Source_20_Text"><text:span text:style-name="T11"><text:s text:c="16"/></text:span></text:span><text:span text:style-name="Source_20_Text"><text:span text:style-name="T8">originalParent-&gt;addAndMakeVisible (contentToShow);</text:span></text:span></text:p>
      <text:p text:style-name="P11"/>
      <text:p text:style-name="P9"><text:soft-page-break/><text:span text:style-name="Source_20_Text"><text:span text:style-name="T11"><text:s text:c="12"/></text:span></text:span><text:span text:style-name="Source_20_Text"><text:span text:style-name="T8">contentToShow-&gt;setBounds (originalBounds);</text:span></text:span></text:p>
      <text:p text:style-name="P9"><text:span text:style-name="Source_20_Text"><text:span text:style-name="T11"><text:s text:c="8"/></text:span></text:span><text:span text:style-name="Source_20_Text"><text:span text:style-name="T8">}</text:span></text:span></text:p>
      <text:p text:style-name="P11"/>
      <text:p text:style-name="P7"><text:span text:style-name="Source_20_Text"><text:span text:style-name="T11"><text:s text:c="8"/></text:span></text:span><text:span text:style-name="Source_20_Text"><text:span text:style-name="T25">void</text:span></text:span><text:span text:style-name="Source_20_Text"><text:span text:style-name="T8"> </text:span></text:span><text:span text:style-name="Source_20_Text"><text:span text:style-name="T18">resized</text:span></text:span><text:span text:style-name="Source_20_Text"><text:span text:style-name="T8">() </text:span></text:span><text:span text:style-name="Source_20_Text"><text:span text:style-name="T25">override</text:span></text:span></text:p>
      <text:p text:style-name="P9"><text:span text:style-name="Source_20_Text"><text:span text:style-name="T11"><text:s text:c="8"/></text:span></text:span><text:span text:style-name="Source_20_Text"><text:span text:style-name="T8">{</text:span></text:span></text:p>
      <text:p text:style-name="P7"><text:span text:style-name="Source_20_Text"><text:span text:style-name="T11"><text:s text:c="12"/></text:span></text:span><text:span text:style-name="Source_20_Text"><text:span text:style-name="T25">if</text:span></text:span><text:span text:style-name="Source_20_Text"><text:span text:style-name="T8"> (contentToShow != </text:span></text:span><text:span text:style-name="Source_20_Text"><text:span text:style-name="T18">nullptr</text:span></text:span><text:span text:style-name="Source_20_Text"><text:span text:style-name="T8">)</text:span></text:span></text:p>
      <text:p text:style-name="P9"><text:span text:style-name="Source_20_Text"><text:span text:style-name="T11"><text:s text:c="16"/></text:span></text:span><text:span text:style-name="Source_20_Text"><text:span text:style-name="T8">contentToShow-&gt;setBounds (getLocalBounds());</text:span></text:span></text:p>
      <text:p text:style-name="P9"><text:span text:style-name="Source_20_Text"><text:span text:style-name="T11"><text:s text:c="8"/></text:span></text:span><text:span text:style-name="Source_20_Text"><text:span text:style-name="T8">}</text:span></text:span></text:p>
      <text:p text:style-name="P11"/>
      <text:p text:style-name="P7"><text:span text:style-name="Source_20_Text"><text:span text:style-name="T11"><text:s text:c="8"/></text:span></text:span><text:span text:style-name="Source_20_Text"><text:span text:style-name="T25">void</text:span></text:span><text:span text:style-name="Source_20_Text"><text:span text:style-name="T8"> </text:span></text:span><text:span text:style-name="Source_20_Text"><text:span text:style-name="T18">paint</text:span></text:span><text:span text:style-name="Source_20_Text"><text:span text:style-name="T8"> (juce::Graphics&amp; g) </text:span></text:span><text:span text:style-name="Source_20_Text"><text:span text:style-name="T25">override</text:span></text:span><text:span text:style-name="Source_20_Text"><text:span text:style-name="T8"> { g.fillAll (juce::Colours::black); }</text:span></text:span></text:p>
      <text:p text:style-name="P9"><text:span text:style-name="Source_20_Text"><text:span text:style-name="T11"><text:s text:c="8"/></text:span></text:span></text:p>
      <text:p text:style-name="P7"><text:span text:style-name="Source_20_Text"><text:span text:style-name="T11"><text:s text:c="8"/></text:span></text:span><text:span text:style-name="Source_20_Text"><text:span text:style-name="T29">// 5. A simple way to exit: click anywhere on the background</text:span></text:span></text:p>
      <text:p text:style-name="P7"><text:span text:style-name="Source_20_Text"><text:span text:style-name="T11"><text:s text:c="8"/></text:span></text:span><text:span text:style-name="Source_20_Text"><text:span text:style-name="T25">void</text:span></text:span><text:span text:style-name="Source_20_Text"><text:span text:style-name="T8"> </text:span></text:span><text:span text:style-name="Source_20_Text"><text:span text:style-name="T18">mouseDown</text:span></text:span><text:span text:style-name="Source_20_Text"><text:span text:style-name="T8"> (</text:span></text:span><text:span text:style-name="Source_20_Text"><text:span text:style-name="T25">const</text:span></text:span><text:span text:style-name="Source_20_Text"><text:span text:style-name="T8"> juce::MouseEvent&amp;) </text:span></text:span><text:span text:style-name="Source_20_Text"><text:span text:style-name="T25">override</text:span></text:span><text:span text:style-name="Source_20_Text"><text:span text:style-name="T8"> { </text:span></text:span><text:span text:style-name="Source_20_Text"><text:span text:style-name="T25">delete</text:span></text:span><text:span text:style-name="Source_20_Text"><text:span text:style-name="T8"> </text:span></text:span><text:span text:style-name="Source_20_Text"><text:span text:style-name="T25">this</text:span></text:span><text:span text:style-name="Source_20_Text"><text:span text:style-name="T8">; }</text:span></text:span></text:p>
      <text:p text:style-name="P11"/>
      <text:p text:style-name="P7"><text:span text:style-name="Source_20_Text"><text:span text:style-name="T11"><text:s text:c="4"/></text:span></text:span><text:span text:style-name="Source_20_Text"><text:span text:style-name="T25">private</text:span></text:span><text:span text:style-name="Source_20_Text"><text:span text:style-name="T8">:</text:span></text:span></text:p>
      <text:p text:style-name="P9"><text:span text:style-name="Source_20_Text"><text:span text:style-name="T11"><text:s text:c="8"/></text:span></text:span><text:span text:style-name="Source_20_Text"><text:span text:style-name="T8">juce::Component* contentToShow;</text:span></text:span></text:p>
      <text:p text:style-name="P9"><text:span text:style-name="Source_20_Text"><text:span text:style-name="T11"><text:s text:c="8"/></text:span></text:span><text:span text:style-name="Source_20_Text"><text:span text:style-name="T8">juce::Component* originalParent;</text:span></text:span></text:p>
      <text:p text:style-name="P7"><text:span text:style-name="Source_20_Text"><text:span text:style-name="T11"><text:s text:c="8"/></text:span></text:span><text:span text:style-name="Source_20_Text"><text:span text:style-name="T8">juce::Rectangle&lt;</text:span></text:span><text:span text:style-name="Source_20_Text"><text:span text:style-name="T25">int</text:span></text:span><text:span text:style-name="Source_20_Text"><text:span text:style-name="T8">&gt; originalBounds;</text:span></text:span></text:p>
      <text:p text:style-name="P9"><text:span text:style-name="Source_20_Text"><text:span text:style-name="T11"><text:s text:c="4"/></text:span></text:span><text:span text:style-name="Source_20_Text"><text:span text:style-name="T8">};</text:span></text:span></text:p>
      <text:p text:style-name="P10"><text:span text:style-name="Source_20_Text"><text:span text:style-name="T8">};</text:span></text:span></text:p>
      <text:h text:style-name="P2" text:outline-level="4">3. Managing the OpenGL Context</text:h>
      <text:p text:style-name="P12"><text:span text:style-name="T3">The most critical part of the implementation is handling the </text:span><text:span text:style-name="Source_20_Text"><text:span text:style-name="T12">juce::OpenGLContext</text:span></text:span><text:span text:style-name="T3">. When a component is reparented, its underlying native window peer might be destroyed and recreated. The OpenGL context must be detached before this happens and reattached afterward. To solve this, two simple methods were added to </text:span><text:a xlink:type="simple" xlink:href="code-assist-path:/home/doare/src/Image-In/Source/MapDisplayComponent_GL.h" text:style-name="Internet_20_link" text:visited-style-name="Visited_20_Internet_20_Link"><text:span text:style-name="Source_20_Text"><text:span text:style-name="T19">MapDisplayComponent_GL.h</text:span></text:span></text:a><text:span text:style-name="T3">:</text:span></text:p>
      <text:p text:style-name="P4"/>
      <text:p text:style-name="P7"><text:span text:style-name="Source_20_Text"><text:span text:style-name="T25">void</text:span></text:span><text:span text:style-name="Source_20_Text"><text:span text:style-name="T8"> </text:span></text:span><text:span text:style-name="Source_20_Text"><text:span text:style-name="T18">detachGLContext</text:span></text:span><text:span text:style-name="Source_20_Text"><text:span text:style-name="T8">();</text:span></text:span></text:p>
      <text:p text:style-name="P8"><text:span text:style-name="Source_20_Text"><text:span text:style-name="T25">void</text:span></text:span><text:span text:style-name="Source_20_Text"><text:span text:style-name="T8"> </text:span></text:span><text:span text:style-name="Source_20_Text"><text:span text:style-name="T18">attachGLContext</text:span></text:span><text:span text:style-name="Source_20_Text"><text:span text:style-name="T8">();</text:span></text:span></text:p>
      <text:p text:style-name="P12"><text:span text:style-name="T3">Their implementation in </text:span><text:a xlink:type="simple" xlink:href="code-assist-path:/home/doare/src/Image-In/Source/MapDisplayComponent_GL.cpp" text:style-name="Internet_20_link" text:visited-style-name="Visited_20_Internet_20_Link"><text:span text:style-name="Source_20_Text"><text:span text:style-name="T19">MapDisplayComponent_GL.cpp</text:span></text:span></text:a><text:span text:style-name="T3"> is straightforward:</text:span></text:p>
      <text:p text:style-name="P6"><text:span text:style-name="T1"/></text:p>
      <text:p text:style-name="P7"><text:span text:style-name="Source_20_Text"><text:span text:style-name="T25">void</text:span></text:span><text:span text:style-name="Source_20_Text"><text:span text:style-name="T8"> </text:span></text:span><text:span text:style-name="Source_20_Text"><text:span text:style-name="T18">MapDisplayComponent_GL::detachGLContext</text:span></text:span><text:span text:style-name="Source_20_Text"><text:span text:style-name="T8">()</text:span></text:span></text:p>
      <text:p text:style-name="P9"><text:span text:style-name="Source_20_Text"><text:span text:style-name="T8">{</text:span></text:span></text:p>
      <text:p text:style-name="P9"><text:span text:style-name="Source_20_Text"><text:span text:style-name="T11"><text:s text:c="4"/></text:span></text:span><text:span text:style-name="Source_20_Text"><text:span text:style-name="T8">openGLContext.detach();</text:span></text:span></text:p>
      <text:p text:style-name="P9"><text:span text:style-name="Source_20_Text"><text:span text:style-name="T8">}</text:span></text:span></text:p>
      <text:p text:style-name="P11"/>
      <text:p text:style-name="P7"><text:span text:style-name="Source_20_Text"><text:span text:style-name="T25">void</text:span></text:span><text:span text:style-name="Source_20_Text"><text:span text:style-name="T8"> </text:span></text:span><text:span text:style-name="Source_20_Text"><text:span text:style-name="T18">MapDisplayComponent_GL::attachGLContext</text:span></text:span><text:span text:style-name="Source_20_Text"><text:span text:style-name="T8">()</text:span></text:span></text:p>
      <text:p text:style-name="P9"><text:span text:style-name="Source_20_Text"><text:span text:style-name="T8">{</text:span></text:span></text:p>
      <text:p text:style-name="P7"><text:span text:style-name="Source_20_Text"><text:span text:style-name="T11"><text:s text:c="4"/></text:span></text:span><text:span text:style-name="Source_20_Text"><text:span text:style-name="T8">openGLContext.attachTo(*</text:span></text:span><text:span text:style-name="Source_20_Text"><text:span text:style-name="T25">this</text:span></text:span><text:span text:style-name="Source_20_Text"><text:span text:style-name="T8">);</text:span></text:span></text:p>
      <text:p text:style-name="P10"><text:span text:style-name="Source_20_Text"><text:span text:style-name="T8">}</text:span></text:span></text:p>
      <text:p text:style-name="P17">These methods act as a public API to safely manage the context from the editor.</text:p>
      <text:h text:style-name="P2" text:outline-level="4">4. The Fullscreen Toggle Logic</text:h>
      <text:p text:style-name="P12"><text:span text:style-name="T3">The </text:span><text:span text:style-name="Source_20_Text"><text:span text:style-name="T12">fullscreenButton</text:span></text:span><text:span text:style-name="T3">'s </text:span><text:span text:style-name="Source_20_Text"><text:span text:style-name="T12">onClick</text:span></text:span><text:span text:style-name="T3"> lambda in </text:span><text:a xlink:type="simple" xlink:href="code-assist-path:/home/doare/src/Image-In/Source/PluginEditor.cpp" text:style-name="Internet_20_link" text:visited-style-name="Visited_20_Internet_20_Link"><text:span text:style-name="Source_20_Text"><text:span text:style-name="T19">PluginEditor.cpp</text:span></text:span></text:a><text:span text:style-name="T3"> orchestrates the entire process.</text:span></text:p>
      <text:p text:style-name="P6"><text:span text:style-name="T1"/></text:p>
      <text:p text:style-name="P7"><text:span text:style-name="Source_20_Text"><text:span text:style-name="T8">fullscreenButton.onClick = [</text:span></text:span><text:span text:style-name="Source_20_Text"><text:span text:style-name="T25">this</text:span></text:span><text:span text:style-name="Source_20_Text"><text:span text:style-name="T8">] {</text:span></text:span></text:p>
      <text:p text:style-name="P7"><text:span text:style-name="Source_20_Text"><text:span text:style-name="T11"><text:s text:c="4"/></text:span></text:span><text:span text:style-name="Source_20_Text"><text:span text:style-name="T25">if</text:span></text:span><text:span text:style-name="Source_20_Text"><text:span text:style-name="T8"> (fullscreenComponent == </text:span></text:span><text:span text:style-name="Source_20_Text"><text:span text:style-name="T18">nullptr</text:span></text:span><text:span text:style-name="Source_20_Text"><text:span text:style-name="T8">)</text:span></text:span></text:p>
      <text:p text:style-name="P9"><text:span text:style-name="Source_20_Text"><text:span text:style-name="T11"><text:s text:c="4"/></text:span></text:span><text:span text:style-name="Source_20_Text"><text:span text:style-name="T8">{</text:span></text:span></text:p>
      <text:p text:style-name="P7"><text:span text:style-name="Source_20_Text"><text:span text:style-name="T11"><text:s text:c="8"/></text:span></text:span><text:span text:style-name="Source_20_Text"><text:span text:style-name="T25">const</text:span></text:span><text:span text:style-name="Source_20_Text"><text:span text:style-name="T8"> </text:span></text:span><text:span text:style-name="Source_20_Text"><text:span text:style-name="T25">bool</text:span></text:span><text:span text:style-name="Source_20_Text"><text:span text:style-name="T8"> useOpenGL = audioProcessor.getUseOpenGL();</text:span></text:span></text:p>
      <text:p text:style-name="P11"/>
      <text:p text:style-name="P7"><text:span text:style-name="Source_20_Text"><text:span text:style-name="T11"><text:s text:c="8"/></text:span></text:span><text:span text:style-name="Source_20_Text"><text:span text:style-name="T29">// 1. Detach context BEFORE reparenting</text:span></text:span></text:p>
      <text:p text:style-name="P7"><text:span text:style-name="Source_20_Text"><text:span text:style-name="T11"><text:s text:c="8"/></text:span></text:span><text:span text:style-name="Source_20_Text"><text:span text:style-name="T25">if</text:span></text:span><text:span text:style-name="Source_20_Text"><text:span text:style-name="T8"> (useOpenGL)</text:span></text:span></text:p>
      <text:p text:style-name="P9"><text:span text:style-name="Source_20_Text"><text:span text:style-name="T11"><text:s text:c="12"/></text:span></text:span><text:span text:style-name="Source_20_Text"><text:span text:style-name="T8">mapDisplayComponentGL-&gt;detachGLContext();</text:span></text:span></text:p>
      <text:p text:style-name="P11"/>
      <text:p text:style-name="P7"><text:span text:style-name="Source_20_Text"><text:span text:style-name="T11"><text:s text:c="8"/></text:span></text:span><text:span text:style-name="Source_20_Text"><text:span text:style-name="T29">// 2. Create the fullscreen window and reparent the editor</text:span></text:span></text:p>
      <text:p text:style-name="P7"><text:span text:style-name="Source_20_Text"><text:span text:style-name="T11"><text:s text:c="8"/></text:span></text:span><text:span text:style-name="Source_20_Text"><text:span text:style-name="T8">fullscreenComponent = </text:span></text:span><text:span text:style-name="Source_20_Text"><text:span text:style-name="T25">new</text:span></text:span><text:span text:style-name="Source_20_Text"><text:span text:style-name="T8"> FullscreenComponent (</text:span></text:span><text:span text:style-name="Source_20_Text"><text:span text:style-name="T25">this</text:span></text:span><text:span text:style-name="Source_20_Text"><text:span text:style-name="T8">);</text:span></text:span></text:p>
      <text:p text:style-name="P9"><text:span text:style-name="Source_20_Text"><text:span text:style-name="T11"><text:s text:c="8"/></text:span></text:span><text:span text:style-name="Source_20_Text"><text:span text:style-name="T8">fullscreenComponent-&gt;setBounds (juce::Desktop::getInstance().getDisplays()</text:span></text:span></text:p>
      <text:p text:style-name="P9"><text:span text:style-name="Source_20_Text"><text:span text:style-name="T11"><text:s text:c="44"/></text:span></text:span><text:span text:style-name="Source_20_Text"><text:span text:style-name="T8">.getPrimaryDisplay()-&gt;userArea);</text:span></text:span></text:p>
      <text:p text:style-name="P7"><text:span text:style-name="Source_20_Text"><text:span text:style-name="T11"><text:s text:c="8"/></text:span></text:span><text:span text:style-name="Source_20_Text"><text:span text:style-name="T8">fullscreenComponent-&gt;setVisible (</text:span></text:span><text:span text:style-name="Source_20_Text"><text:span text:style-name="T18">true</text:span></text:span><text:span text:style-name="Source_20_Text"><text:span text:style-name="T8">);</text:span></text:span></text:p>
      <text:p text:style-name="P7"><text:span text:style-name="Source_20_Text"><text:span text:style-name="T11"><text:s text:c="8"/></text:span></text:span><text:span text:style-name="Source_20_Text"><text:span text:style-name="T8">fullscreenButton.setToggleState (</text:span></text:span><text:span text:style-name="Source_20_Text"><text:span text:style-name="T18">true</text:span></text:span><text:span text:style-name="Source_20_Text"><text:span text:style-name="T8">, juce::dontSendNotification);</text:span></text:span></text:p>
      <text:p text:style-name="P11"/>
      <text:p text:style-name="P7"><text:span text:style-name="Source_20_Text"><text:span text:style-name="T11"><text:s text:c="8"/></text:span></text:span><text:span text:style-name="Source_20_Text"><text:span text:style-name="T29">// 3. Re-attach context AFTER reparenting</text:span></text:span></text:p>
      <text:p text:style-name="P7"><text:span text:style-name="Source_20_Text"><text:span text:style-name="T11"><text:s text:c="8"/></text:span></text:span><text:span text:style-name="Source_20_Text"><text:span text:style-name="T25">if</text:span></text:span><text:span text:style-name="Source_20_Text"><text:span text:style-name="T8"> (useOpenGL)</text:span></text:span></text:p>
      <text:p text:style-name="P9"><text:span text:style-name="Source_20_Text"><text:span text:style-name="T11"><text:s text:c="12"/></text:span></text:span><text:span text:style-name="Source_20_Text"><text:span text:style-name="T8">mapDisplayComponentGL-&gt;attachGLContext();</text:span></text:span></text:p>
      <text:p text:style-name="P9"><text:span text:style-name="Source_20_Text"><text:span text:style-name="T11"><text:s text:c="4"/></text:span></text:span><text:span text:style-name="Source_20_Text"><text:span text:style-name="T8">}</text:span></text:span></text:p>
      <text:p text:style-name="P7"><text:soft-page-break/><text:span text:style-name="Source_20_Text"><text:span text:style-name="T11"><text:s text:c="4"/></text:span></text:span><text:span text:style-name="Source_20_Text"><text:span text:style-name="T25">else</text:span></text:span></text:p>
      <text:p text:style-name="P9"><text:span text:style-name="Source_20_Text"><text:span text:style-name="T11"><text:s text:c="4"/></text:span></text:span><text:span text:style-name="Source_20_Text"><text:span text:style-name="T8">{</text:span></text:span></text:p>
      <text:p text:style-name="P7"><text:span text:style-name="Source_20_Text"><text:span text:style-name="T11"><text:s text:c="8"/></text:span></text:span><text:span text:style-name="Source_20_Text"><text:span text:style-name="T29">// ... similar logic for exiting fullscreen ...</text:span></text:span></text:p>
      <text:p text:style-name="P7"><text:span text:style-name="Source_20_Text"><text:span text:style-name="T11"><text:s text:c="8"/></text:span></text:span><text:span text:style-name="Source_20_Text"><text:span text:style-name="T25">const</text:span></text:span><text:span text:style-name="Source_20_Text"><text:span text:style-name="T8"> </text:span></text:span><text:span text:style-name="Source_20_Text"><text:span text:style-name="T25">bool</text:span></text:span><text:span text:style-name="Source_20_Text"><text:span text:style-name="T8"> useOpenGL = audioProcessor.getUseOpenGL();</text:span></text:span></text:p>
      <text:p text:style-name="P11"/>
      <text:p text:style-name="P7"><text:span text:style-name="Source_20_Text"><text:span text:style-name="T11"><text:s text:c="8"/></text:span></text:span><text:span text:style-name="Source_20_Text"><text:span text:style-name="T25">if</text:span></text:span><text:span text:style-name="Source_20_Text"><text:span text:style-name="T8"> (useOpenGL)</text:span></text:span></text:p>
      <text:p text:style-name="P9"><text:span text:style-name="Source_20_Text"><text:span text:style-name="T11"><text:s text:c="12"/></text:span></text:span><text:span text:style-name="Source_20_Text"><text:span text:style-name="T8">mapDisplayComponentGL-&gt;detachGLContext();</text:span></text:span></text:p>
      <text:p text:style-name="P11"/>
      <text:p text:style-name="P7"><text:span text:style-name="Source_20_Text"><text:span text:style-name="T11"><text:s text:c="8"/></text:span></text:span><text:span text:style-name="Source_20_Text"><text:span text:style-name="T25">delete</text:span></text:span><text:span text:style-name="Source_20_Text"><text:span text:style-name="T8"> fullscreenComponent;</text:span></text:span></text:p>
      <text:p text:style-name="P7"><text:span text:style-name="Source_20_Text"><text:span text:style-name="T11"><text:s text:c="8"/></text:span></text:span><text:span text:style-name="Source_20_Text"><text:span text:style-name="T8">fullscreenComponent = </text:span></text:span><text:span text:style-name="Source_20_Text"><text:span text:style-name="T18">nullptr</text:span></text:span><text:span text:style-name="Source_20_Text"><text:span text:style-name="T8">;</text:span></text:span></text:p>
      <text:p text:style-name="P7"><text:span text:style-name="Source_20_Text"><text:span text:style-name="T11"><text:s text:c="8"/></text:span></text:span><text:span text:style-name="Source_20_Text"><text:span text:style-name="T8">fullscreenButton.setToggleState (</text:span></text:span><text:span text:style-name="Source_20_Text"><text:span text:style-name="T18">false</text:span></text:span><text:span text:style-name="Source_20_Text"><text:span text:style-name="T8">, juce::dontSendNotification);</text:span></text:span></text:p>
      <text:p text:style-name="P11"/>
      <text:p text:style-name="P7"><text:span text:style-name="Source_20_Text"><text:span text:style-name="T11"><text:s text:c="8"/></text:span></text:span><text:span text:style-name="Source_20_Text"><text:span text:style-name="T25">if</text:span></text:span><text:span text:style-name="Source_20_Text"><text:span text:style-name="T8"> (useOpenGL)</text:span></text:span></text:p>
      <text:p text:style-name="P9"><text:span text:style-name="Source_20_Text"><text:span text:style-name="T11"><text:s text:c="12"/></text:span></text:span><text:span text:style-name="Source_20_Text"><text:span text:style-name="T8">mapDisplayComponentGL-&gt;attachGLContext();</text:span></text:span></text:p>
      <text:p text:style-name="P9"><text:span text:style-name="Source_20_Text"><text:span text:style-name="T11"><text:s text:c="4"/></text:span></text:span><text:span text:style-name="Source_20_Text"><text:span text:style-name="T8">}</text:span></text:span></text:p>
      <text:p text:style-name="P10"><text:span text:style-name="Source_20_Text"><text:span text:style-name="T8">};</text:span></text:span></text:p>
      <text:p text:style-name="P12"><text:span text:style-name="Strong_20_Emphasis"><text:span text:style-name="T3">The sequence is crucial:</text:span></text:span></text:p>
      <text:list text:style-name="L2">
        <text:list-item>
          <text:p text:style-name="P15"><text:span text:style-name="Strong_20_Emphasis"><text:span text:style-name="T3">Detach:</text:span></text:span><text:span text:style-name="T3"> The </text:span><text:span text:style-name="Source_20_Text"><text:span text:style-name="T12">OpenGLContext</text:span></text:span><text:span text:style-name="T3"> is detached from the </text:span><text:span text:style-name="Source_20_Text"><text:span text:style-name="T12">MapDisplayComponent_GL</text:span></text:span><text:span text:style-name="T3">. The context is now dormant but still holds its resources (textures, shaders, etc.).</text:span></text:p>
        </text:list-item>
        <text:list-item>
          <text:p text:style-name="P15"><text:span text:style-name="Strong_20_Emphasis"><text:span text:style-name="T3">Reparent:</text:span></text:span><text:span text:style-name="T3"> The </text:span><text:span text:style-name="Source_20_Text"><text:span text:style-name="T12">FullscreenComponent</text:span></text:span><text:span text:style-name="T3"> is created, which moves the entire editor (including the </text:span><text:span text:style-name="Source_20_Text"><text:span text:style-name="T12">MapDisplayComponent_GL</text:span></text:span><text:span text:style-name="T3">) into a new native window. The old window peer is destroyed.</text:span></text:p>
        </text:list-item>
        <text:list-item>
          <text:p text:style-name="P16"><text:span text:style-name="Strong_20_Emphasis"><text:span text:style-name="T3">Attach:</text:span></text:span><text:span text:style-name="T3"> The </text:span><text:span text:style-name="Source_20_Text"><text:span text:style-name="T12">OpenGLContext</text:span></text:span><text:span text:style-name="T3"> is re-attached to the </text:span><text:span text:style-name="Source_20_Text"><text:span text:style-name="T12">MapDisplayComponent_GL</text:span></text:span><text:span text:style-name="T3">, which now has a new, valid native window peer. The context can resume rendering without issue.</text:span></text:p>
        </text:list-item>
      </text:list>
      <text:p text:style-name="P17">This same "detach-operate-attach" pattern is used when exiting fullscreen to ensure a safe return to the host's plugin window.</text:p>
      <text:h text:style-name="P3" text:outline-level="4"><text:span text:style-name="T4">5. Comparison with CPU Renderer (</text:span><text:a xlink:type="simple" xlink:href="code-assist-path:/home/doare/src/Image-In/Source/MapDisplayComponent.cpp" text:style-name="Internet_20_link" text:visited-style-name="Visited_20_Internet_20_Link"><text:span text:style-name="Source_20_Text"><text:span text:style-name="T21">MapDisplayComponent.cpp</text:span></text:span></text:a><text:span text:style-name="T4">)</text:span></text:h>
      <text:p text:style-name="P12"><text:span text:style-name="T3">The CPU-based renderer, implemented in </text:span><text:a xlink:type="simple" xlink:href="code-assist-path:/home/doare/src/Image-In/Source/MapDisplayComponent.cpp" text:style-name="Internet_20_link" text:visited-style-name="Visited_20_Internet_20_Link"><text:span text:style-name="Source_20_Text"><text:span text:style-name="T19">MapDisplayComponent.cpp</text:span></text:span></text:a><text:span text:style-name="T3">, does not face this issue. It uses JUCE's software rendering (</text:span><text:span text:style-name="Source_20_Text"><text:span text:style-name="T12">juce::Graphics</text:span></text:span><text:span text:style-name="T3">) which is not tied to a native windowing peer in the same way. The </text:span><text:span text:style-name="Source_20_Text"><text:span text:style-name="T12">FullscreenComponent</text:span></text:span><text:span text:style-name="T3"> can reparent it without any special handling, which is why </text:span><text:span text:style-name="Source_20_Text"><text:span text:style-name="T12">MapDisplayComponent</text:span></text:span><text:span text:style-name="T3"> does not need </text:span><text:span text:style-name="Source_20_Text"><text:span text:style-name="T12">detach/attach</text:span></text:span><text:span text:style-name="T3"> methods. The logic in the editor correctly checks if OpenGL is in use before attempting to manage the context. This robust implementation ensures a seamless and crash-free fullscreen experience, regardless of the selected rendering engine.</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hack" svg:font-family="hack, 'Droid Sans Mono', monospace, monospac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12:20:15.084222977</meta:creation-date>
    <dc:date>2025-11-04T12:24:07.388681494</dc:date>
    <meta:editing-duration>PT3M55S</meta:editing-duration>
    <meta:editing-cycles>1</meta:editing-cycles>
    <meta:generator>LibreOffice/24.2.7.2$Linux_X86_64 LibreOffice_project/420$Build-2</meta:generator>
    <meta:document-statistic meta:table-count="0" meta:image-count="0" meta:object-count="0" meta:page-count="3" meta:paragraph-count="107" meta:word-count="768" meta:character-count="6599" meta:non-whitespace-character-count="5328"/>
  </office:meta>
</office:document-meta>
</file>